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860000165994591398.svm"/>
  <manifest:file-entry manifest:media-type="image/jpeg" manifest:full-path="Pictures/10000000000000E2000000DFA345451E.jpg"/>
  <manifest:file-entry manifest:media-type="" manifest:full-path="Pictures/2000000700003FB10000172D384CE4EC.svm"/>
  <manifest:file-entry manifest:media-type="" manifest:full-path="Pictures/2000000700003E730000160A8F345081.svm"/>
  <manifest:file-entry manifest:media-type="image/png" manifest:full-path="Pictures/100000000000001C00000032B57A4DC3.png"/>
  <manifest:file-entry manifest:media-type="" manifest:full-path="Pictures/2000000700003FB1000017E62521ABF9.svm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Arial-BoldMT" svg:font-family="Arial-BoldMT"/>
    <style:font-face style:name="Arial1" svg:font-family="Arial, Helvetica, sans-serif"/>
    <style:font-face style:name="OpenSymbol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Helvetica1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925cm" fo:margin-left="-0.259cm" style:page-number="auto" table:align="left" style:writing-mode="lr-tb"/>
    </style:style>
    <style:style style:name="Table1.A" style:family="table-column">
      <style:table-column-properties style:column-width="2.63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91cm"/>
    </style:style>
    <style:style style:name="Table1.F" style:family="table-column">
      <style:table-column-properties style:column-width="3.54cm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6" style:family="table-row">
      <style:table-row-properties style:min-row-height="0.395cm" style:keep-together="false" fo:keep-together="always"/>
    </style:style>
    <style:style style:name="Table2" style:family="table">
      <style:table-properties style:width="18.381cm" fo:margin-left="0.191cm" table:align="left" style:writing-mode="lr-tb"/>
    </style:style>
    <style:style style:name="Table2.A" style:family="table-column">
      <style:table-column-properties style:column-width="3.362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12.019cm"/>
    </style:style>
    <style:style style:name="Table2.1" style:family="table-row">
      <style:table-row-properties style:min-row-height="0.758cm" style:keep-together="true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473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6" style:family="table-row">
      <style:table-row-properties style:min-row-height="0.499cm" style:keep-together="true" fo:keep-together="auto"/>
    </style:style>
    <style:style style:name="Table2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3" style:family="paragraph" style:parent-style-name="Standard">
      <style:text-properties style:font-name="Helvetica" fo:font-size="12pt" style:font-size-asian="12pt" style:font-name-complex="Helvetica"/>
    </style:style>
    <style:style style:name="P4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5" style:family="paragraph" style:parent-style-name="Standard">
      <style:paragraph-properties style:text-autospace="none"/>
      <style:text-properties style:font-name="Helvetica" fo:font-size="12pt" fo:font-weight="normal" style:font-name-asian="TimesNewRomanPSMT" style:font-size-asian="12pt" style:font-weight-asian="normal" style:font-name-complex="Helvetica" style:font-size-complex="12pt" style:font-weight-complex="normal"/>
    </style:style>
    <style:style style:name="P6" style:family="paragraph" style:parent-style-name="Standard">
      <style:text-properties style:font-name="Helvetica" style:font-name-complex="Helvetica"/>
    </style:style>
    <style:style style:name="P7" style:family="paragraph" style:parent-style-name="Standard">
      <style:text-properties style:font-name="Helvetica" fo:font-size="10pt" fo:font-weight="bold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0pt" fo:font-weight="bold" style:font-size-asian="10pt" style:font-weight-asian="bold" style:font-name-complex="Helvetica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Helvetica" fo:font-size="10pt" style:font-size-asian="10pt" style:font-name-complex="Helvetic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>
      <style:paragraph-properties style:text-autospace="none"/>
      <style:text-properties style:font-name="Arial-BoldMT" fo:font-size="16pt" fo:font-weight="bold" style:font-name-asian="Arial-BoldMT" style:font-size-asian="16pt" style:font-weight-asian="bold" style:font-name-complex="Arial-BoldMT" style:font-size-complex="16pt" style:font-weight-complex="bold"/>
    </style:style>
    <style:style style:name="P12" style:family="paragraph" style:parent-style-name="Standard">
      <style:paragraph-properties fo:margin-left="0.635cm" fo:margin-right="0cm" fo:text-indent="0cm" style:auto-text-indent="false"/>
      <style:text-properties style:font-name="Helvetica" style:font-name-complex="Helvetica"/>
    </style:style>
    <style:style style:name="P13" style:family="paragraph" style:parent-style-name="Standard">
      <style:paragraph-properties fo:margin-left="0cm" fo:margin-right="0cm" style:line-height-at-least="0.397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style:line-height-at-least="0.397cm" fo:text-align="start" style:justify-single-word="false" fo:text-indent="0cm" style:auto-text-indent="false"/>
      <style:text-properties fo:font-variant="normal" fo:text-transform="none" fo:color="#222222" style:font-name="Arial1" fo:font-size="9.75pt" fo:letter-spacing="normal" fo:font-style="normal" fo:font-weight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Helvetica" style:font-name-complex="Helvetica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Helvetica1" fo:font-size="10pt" style:font-size-asian="10pt" style:font-size-complex="10pt"/>
    </style:style>
    <style:style style:name="P17" style:family="paragraph" style:parent-style-name="Standard" style:list-style-name="WW8Num4">
      <style:text-properties style:font-name="Helvetica" fo:font-size="12pt" style:font-size-asian="12pt" style:font-name-complex="Helvetica" style:font-size-complex="12pt"/>
    </style:style>
    <style:style style:name="P18" style:family="paragraph" style:parent-style-name="Standard" style:list-style-name="WW8Num4">
      <style:text-properties style:font-name="Helvetica" style:font-name-complex="Helvetica"/>
    </style:style>
    <style:style style:name="P19" style:family="paragraph" style:parent-style-name="Standard" style:list-style-name="L1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0" style:family="paragraph" style:parent-style-name="Standard" style:list-style-name="L2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1" style:family="paragraph" style:parent-style-name="Standard" style:list-style-name="L7">
      <style:text-properties style:font-name="Helvetica1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2" style:family="paragraph" style:parent-style-name="Standard" style:list-style-name="L8">
      <style:text-properties style:font-name="Helvetica1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3" style:family="paragraph" style:parent-style-name="Standard" style:list-style-name="L9">
      <style:text-properties style:font-name="Helvetica1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4" style:family="paragraph" style:parent-style-name="Standard" style:list-style-name="L7">
      <style:paragraph-properties fo:text-align="start" style:justify-single-word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25" style:family="paragraph" style:parent-style-name="Standard" style:list-style-name="L8">
      <style:paragraph-properties fo:text-align="start" style:justify-single-word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26" style:family="paragraph" style:parent-style-name="Standard" style:list-style-name="L9">
      <style:paragraph-properties fo:text-align="start" style:justify-single-word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27" style:family="paragraph" style:parent-style-name="Standard" style:list-style-name="L7">
      <style:paragraph-properties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28" style:family="paragraph" style:parent-style-name="Standard" style:list-style-name="L8">
      <style:paragraph-properties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29" style:family="paragraph" style:parent-style-name="Standard" style:list-style-name="L9">
      <style:paragraph-properties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30" style:family="paragraph" style:parent-style-name="Standard" style:list-style-name="L1">
      <style:paragraph-properties fo:margin-left="2.54cm" fo:margin-right="0cm" fo:text-indent="-0.635cm" style:auto-text-indent="fals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31" style:family="paragraph" style:parent-style-name="Standard" style:list-style-name="L2">
      <style:paragraph-properties fo:margin-left="2.54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32" style:family="paragraph" style:parent-style-name="Standard" style:list-style-name="L3">
      <style:paragraph-properties fo:margin-left="2.54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33" style:family="paragraph" style:parent-style-name="Standard" style:list-style-name="L4">
      <style:paragraph-properties fo:margin-left="2.54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34" style:family="paragraph" style:parent-style-name="Standard" style:list-style-name="L5">
      <style:paragraph-properties fo:margin-left="2.54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35" style:family="paragraph" style:parent-style-name="Standard" style:list-style-name="L6">
      <style:paragraph-properties fo:margin-left="2.54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36" style:family="paragraph" style:parent-style-name="Standard" style:list-style-name="L3">
      <style:paragraph-properties fo:margin-left="2.54cm" fo:margin-right="0cm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37" style:family="paragraph" style:parent-style-name="Standard" style:list-style-name="L5">
      <style:paragraph-properties fo:margin-left="2.54cm" fo:margin-right="0cm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38" style:family="paragraph" style:parent-style-name="Standard" style:list-style-name="L3">
      <style:paragraph-properties fo:margin-left="2.54cm" fo:margin-right="0cm" fo:text-indent="-0.635cm" style:auto-text-indent="false"/>
      <style:text-properties style:font-name="Helvetica1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39" style:family="paragraph" style:parent-style-name="Standard" style:list-style-name="L4">
      <style:paragraph-properties fo:margin-left="2.54cm" fo:margin-right="0cm" fo:text-indent="-0.635cm" style:auto-text-indent="false"/>
      <style:text-properties style:font-name="Helvetica1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40" style:family="paragraph" style:parent-style-name="Standard" style:list-style-name="L5">
      <style:paragraph-properties fo:margin-left="2.54cm" fo:margin-right="0cm" fo:text-indent="-0.635cm" style:auto-text-indent="false"/>
      <style:text-properties style:font-name="Helvetica1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41" style:family="paragraph" style:parent-style-name="Standard" style:list-style-name="L6">
      <style:paragraph-properties fo:margin-left="2.54cm" fo:margin-right="0cm" fo:text-indent="-0.635cm" style:auto-text-indent="false"/>
      <style:text-properties style:font-name="Helvetica1" fo:font-size="10pt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42" style:family="paragraph" style:parent-style-name="Standard" style:list-style-name="L3">
      <style:paragraph-properties fo:margin-left="2.54cm" fo:margin-right="0cm" fo:text-align="start" style:justify-single-word="false" fo:text-indent="-0.635cm" style:auto-text-indent="false" style:text-autospace="none"/>
      <style:text-properties style:font-name="Helvetica1" fo:font-size="10pt" style:font-name-asian="OpenSymbol" style:font-size-asian="10pt" style:font-name-complex="OpenSymbol" style:font-size-complex="10pt"/>
    </style:style>
    <style:style style:name="P43" style:family="paragraph" style:parent-style-name="Standard" style:list-style-name="L4">
      <style:paragraph-properties fo:margin-left="3.81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44" style:family="paragraph" style:parent-style-name="Standard" style:list-style-name="L6">
      <style:paragraph-properties fo:margin-left="3.81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45" style:family="paragraph" style:parent-style-name="Standard" style:list-style-name="L7">
      <style:paragraph-properties fo:margin-left="3.81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46" style:family="paragraph" style:parent-style-name="Standard" style:list-style-name="L9">
      <style:paragraph-properties fo:margin-left="3.81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47" style:family="paragraph" style:parent-style-name="Standard" style:list-style-name="L6">
      <style:paragraph-properties fo:margin-left="3.81cm" fo:margin-right="0cm" fo:text-indent="-0.635cm" style:auto-text-indent="false"/>
      <style:text-properties style:font-name="Helvetica" style:font-name-complex="Helvetica"/>
    </style:style>
    <style:style style:name="P48" style:family="paragraph" style:parent-style-name="Standard" style:list-style-name="L4">
      <style:paragraph-properties fo:margin-left="5.08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49" style:family="paragraph" style:parent-style-name="Standard" style:list-style-name="L6">
      <style:paragraph-properties fo:margin-left="5.08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50" style:family="paragraph" style:parent-style-name="Standard" style:list-style-name="L4">
      <style:paragraph-properties fo:margin-left="5.08cm" fo:margin-right="0cm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51" style:family="paragraph" style:parent-style-name="Standard" style:list-style-name="L6">
      <style:paragraph-properties fo:margin-left="6.35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52" style:family="paragraph" style:parent-style-name="Standard" style:list-style-name="L6">
      <style:paragraph-properties fo:margin-left="7.62cm" fo:margin-right="0cm" fo:text-align="start" style:justify-single-word="false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53" style:family="paragraph" style:parent-style-name="Standard" style:list-style-name="L6">
      <style:paragraph-properties fo:margin-left="7.62cm" fo:margin-right="0cm" fo:text-indent="-0.635cm" style:auto-text-indent="false" style:text-autospace="none"/>
      <style:text-properties style:font-name="Helvetica1" fo:font-size="10pt" style:font-name-asian="TimesNewRomanPSMT" style:font-size-asian="10pt" style:font-name-complex="TimesNewRomanPSMT" style:font-size-complex="10pt"/>
    </style:style>
    <style:style style:name="P54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style:font-name-complex="Helvetica"/>
    </style:style>
    <style:style style:name="P55" style:family="paragraph" style:parent-style-name="Heading_20_3">
      <style:paragraph-properties style:snap-to-layout-grid="false"/>
      <style:text-properties style:font-name="Helvetica" fo:font-weight="bold" style:font-weight-asian="bold" style:font-name-complex="Helvetica"/>
    </style:style>
    <style:style style:name="P56" style:family="paragraph" style:parent-style-name="Heading_20_3">
      <style:text-properties style:font-name="Helvetica" fo:font-size="10pt" style:font-size-asian="10pt" style:font-name-complex="Helvetica" style:font-size-complex="10pt"/>
    </style:style>
    <style:style style:name="P57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58" style:family="paragraph" style:parent-style-name="Heading_20_3">
      <style:paragraph-properties style:snap-to-layout-grid="false"/>
      <style:text-properties style:font-name="Helvetica" fo:font-size="10pt" style:font-size-asian="10pt" style:font-name-complex="Helvetica" style:font-size-complex="10pt"/>
    </style:style>
    <style:style style:name="P59" style:family="paragraph" style:parent-style-name="Heading_20_1">
      <style:paragraph-properties style:snap-to-layout-grid="false"/>
      <style:text-properties style:font-name="Helvetica" fo:language="zxx" fo:country="none" fo:font-weight="bold" style:language-asian="zxx" style:country-asian="none" style:font-weight-asian="bold" style:font-name-complex="Helvetica"/>
    </style:style>
    <style:style style:name="P60" style:family="paragraph" style:parent-style-name="Heading_20_1">
      <style:paragraph-properties style:snap-to-layout-grid="false"/>
      <style:text-properties style:font-name="Helvetica" fo:font-weight="bold" style:font-weight-asian="bold" style:font-name-complex="Helvetica"/>
    </style:style>
    <style:style style:name="P61" style:family="paragraph" style:parent-style-name="Heading_20_1">
      <style:text-properties style:font-name="Helvetica" fo:font-size="10pt" fo:font-weight="bold" style:font-size-asian="10pt" style:font-weight-asian="bold" style:font-name-complex="Helvetica" style:font-size-complex="10pt"/>
    </style:style>
    <style:style style:name="T1" style:family="text">
      <style:text-properties style:font-name="Helvetica" style:font-name-complex="Helvetica" text:display="true"/>
    </style:style>
    <style:style style:name="T2" style:family="text">
      <style:text-properties style:font-name="Helvetica" fo:font-size="10pt" style:font-size-asian="10pt" style:font-name-complex="Helvetica" style:font-size-complex="10pt" text:display="true"/>
    </style:style>
    <style:style style:name="T3" style:family="text">
      <style:text-properties fo:font-variant="normal" fo:text-transform="none" fo:color="#222222" style:font-name="Arial1" fo:font-size="9.75pt" fo:letter-spacing="normal" fo:font-style="normal" fo:font-weight="normal"/>
    </style:style>
    <style:style style:name="T4" style:family="text">
      <style:text-properties style:font-name-asian="TimesNewRomanPSMT" style:font-name-complex="TimesNewRomanPSMT"/>
    </style:style>
    <style:style style:name="T5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59" text:outline-level="1"><draw:frame draw:style-name="fr1" draw:name="graphics1" text:anchor-type="char" svg:x="4.336cm" svg:y="0.385cm" svg:width="1.905cm" svg:height="1.875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2" text:anchor-type="char" svg:x="1.416cm" svg:y="0.63cm" svg:width="2.854cm" svg:height="1.265cm" draw:z-index="0"><draw:image xlink:href="Pictures/100002000000013D0000008D8F07C93C.png" xlink:type="simple" xlink:show="embed" xlink:actuate="onLoad"/></draw:frame><draw:frame draw:style-name="fr2" draw:name="graphics3" text:anchor-type="char" svg:x="0cm" svg:y="0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54" text:outline-level="2">Minutes of Meeting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60" text:outline-level="1"/>
          </table:table-cell>
          <table:table-cell table:style-name="Table1.A2" table:number-columns-spanned="2" office:value-type="string">
            <text:h text:style-name="P55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61" text:outline-level="1">Project</text:h>
          </table:table-cell>
          <table:table-cell table:style-name="Table1.A3" table:number-columns-spanned="3" office:value-type="string">
            <text:h text:style-name="P5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7">Date</text:p>
          </table:table-cell>
          <table:table-cell table:style-name="Table1.F3" office:value-type="string">
            <text:p text:style-name="P9">29.10.13</text:p>
          </table:table-cell>
        </table:table-row>
        <table:table-row table:style-name="Table1.3">
          <table:table-cell table:style-name="Table1.A3" office:value-type="string">
            <text:h text:style-name="P58" text:outline-level="3"/>
          </table:table-cell>
          <table:table-cell table:style-name="Table1.A3" table:number-columns-spanned="3" office:value-type="string">
            <text:p text:style-name="P9"/>
          </table:table-cell>
          <table:covered-table-cell/>
          <table:covered-table-cell/>
          <table:table-cell table:style-name="Table1.A3" office:value-type="string">
            <text:h text:style-name="P56" text:outline-level="3">Start-end time</text:h>
          </table:table-cell>
          <table:table-cell table:style-name="Table1.F3" office:value-type="string">
            <text:p text:style-name="P9">11:00:00 AM – 01:30:00 PM</text:p>
          </table:table-cell>
        </table:table-row>
        <table:table-row table:style-name="Table1.3">
          <table:table-cell table:style-name="Table1.A3" office:value-type="string">
            <text:h text:style-name="P56" text:outline-level="3">Responsible</text:h>
          </table:table-cell>
          <table:table-cell table:style-name="Table1.A3" table:number-columns-spanned="3" office:value-type="string">
            <text:p text:style-name="Standard"><text:span text:style-name="Comment_20_Reference"><text:span text:style-name="T2">Lorenzo Pagliari</text:span></text:span></text:p>
          </table:table-cell>
          <table:covered-table-cell/>
          <table:covered-table-cell/>
          <table:table-cell table:style-name="Table1.A3" office:value-type="string">
            <text:h text:style-name="P56" text:outline-level="3">Location / type</text:h>
          </table:table-cell>
          <table:table-cell table:style-name="Table1.F3" office:value-type="string">
            <text:p text:style-name="Standard"><text:span text:style-name="Comment_20_Reference"><text:span text:style-name="T2">IT - Milano</text:span></text:span></text:p>
          </table:table-cell>
        </table:table-row>
        <table:table-row table:style-name="Table1.6">
          <table:table-cell table:style-name="Table1.A2" table:number-columns-spanned="6" office:value-type="string">
            <text:p text:style-name="P4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8">Attended by</text:p>
                </table:table-cell>
                <table:table-cell table:style-name="Table2.A1" office:value-type="string">
                  <text:p text:style-name="P8">Location</text:p>
                </table:table-cell>
                <table:table-cell table:style-name="Table2.C1" office:value-type="string">
                  <text:p text:style-name="P8">Remarks</text:p>
                </table:table-cell>
              </table:table-row>
              <table:table-row table:style-name="Table2.2">
                <table:table-cell table:style-name="Table2.A2" office:value-type="string">
                  <text:p text:style-name="P9">Andrea Bottoli</text:p>
                </table:table-cell>
                <table:table-cell table:style-name="Table2.A2" office:value-type="string">
                  <text:p text:style-name="P9"><text:span text:style-name="T3">Milano</text:span> </text:p>
                </table:table-cell>
                <table:table-cell table:style-name="Table2.C2" office:value-type="string">
                  <text:p text:style-name="P9"/>
                </table:table-cell>
              </table:table-row>
              <table:table-row table:style-name="Table2.2">
                <table:table-cell table:style-name="Table2.A2" office:value-type="string">
                  <text:p text:style-name="Standard"><text:span text:style-name="Comment_20_Reference"><text:span text:style-name="T2">Lorenzo Pagliari</text:span></text:span></text:p>
                </table:table-cell>
                <table:table-cell table:style-name="Table2.A2" office:value-type="string">
                  <text:p text:style-name="P9"><text:span text:style-name="T3">Milano</text:span> </text:p>
                </table:table-cell>
                <table:table-cell table:style-name="Table2.C2" office:value-type="string">
                  <text:p text:style-name="P9"/>
                </table:table-cell>
              </table:table-row>
              <table:table-row table:style-name="Table2.2">
                <table:table-cell table:style-name="Table2.A2" office:value-type="string">
                  <text:p text:style-name="Standard"><text:span text:style-name="Comment_20_Reference"><text:span text:style-name="T2">Customer</text:span></text:span></text:p>
                </table:table-cell>
                <table:table-cell table:style-name="Table2.A2" office:value-type="string">
                  <text:p text:style-name="P9">Milano</text:p>
                </table:table-cell>
                <table:table-cell table:style-name="Table2.C2" office:value-type="string">
                  <text:p text:style-name="P9"/>
                </table:table-cell>
              </table:table-row>
              <table:table-row table:style-name="Table2.2">
                <table:table-cell table:style-name="Table2.A2" office:value-type="string">
                  <text:p text:style-name="Standard"/>
                </table:table-cell>
                <table:table-cell table:style-name="Table2.A2" office:value-type="string">
                  <text:p text:style-name="P9"/>
                </table:table-cell>
                <table:table-cell table:style-name="Table2.C2" office:value-type="string">
                  <text:p text:style-name="P9"/>
                </table:table-cell>
              </table:table-row>
              <table:table-row table:style-name="Table2.6">
                <table:table-cell table:style-name="Table2.A2" office:value-type="string">
                  <text:p text:style-name="P9"/>
                </table:table-cell>
                <table:table-cell table:style-name="Table2.A2" office:value-type="string">
                  <text:p text:style-name="Standard"><text:span text:style-name="Comment_20_Reference"><text:span text:style-name="T2"/></text:span></text:p>
                </table:table-cell>
                <table:table-cell table:style-name="Table2.C2" office:value-type="string">
                  <text:p text:style-name="P9"/>
                </table:table-cell>
              </table:table-row>
              <table:table-row table:style-name="Table2.6">
                <table:table-cell table:style-name="Table2.A7" office:value-type="string">
                  <text:p text:style-name="P9"/>
                </table:table-cell>
                <table:table-cell table:style-name="Table2.A7" office:value-type="string">
                  <text:p text:style-name="P13"/>
                </table:table-cell>
                <table:table-cell table:style-name="Table2.C7" office:value-type="string">
                  <text:p text:style-name="P9"/>
                </table:table-cell>
              </table:table-row>
              <table:table-row table:style-name="Table2.6">
                <table:table-cell table:style-name="Table2.A7" office:value-type="string">
                  <text:p text:style-name="P9"/>
                </table:table-cell>
                <table:table-cell table:style-name="Table2.A7" office:value-type="string">
                  <text:p text:style-name="P14"/>
                </table:table-cell>
                <table:table-cell table:style-name="Table2.C7" office:value-type="string">
                  <text:p text:style-name="P9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list xml:id="list8094020675159409450" text:style-name="WW8Num4">
        <text:list-item>
          <text:p text:style-name="P17">Mockup</text:p>
        </text:list-item>
      </text:list>
      <text:p text:style-name="Standard"><text:span text:style-name="Comment_20_Reference"><text:span text:style-name="T1"/></text:span></text:p>
      <text:list xml:id="list2826421149033324318" text:style-name="L1">
        <text:list-item>
          <text:p text:style-name="P30">Anemometer has 2 graphs: wind direction and speed</text:p>
          <text:p text:style-name="P19"/>
        </text:list-item>
      </text:list>
      <text:list xml:id="list6148300163603797428" text:style-name="L2">
        <text:list-header>
          <text:p text:style-name="P20"><draw:frame draw:style-name="fr3" draw:name="graphics4" text:anchor-type="paragraph" svg:x="3.258cm" svg:y="0.441cm" svg:width="11.511cm" svg:height="5.348cm" draw:z-index="3"><draw:image xlink:href="Pictures/2000000700003E730000160A8F345081.svm" xlink:type="simple" xlink:show="embed" xlink:actuate="onLoad"/></draw:frame></text:p>
          <text:p text:style-name="P20"/>
        </text:list-header>
      </text:list>
      <text:p text:style-name="P10"><draw:frame draw:style-name="fr3" draw:name="graphics5" text:anchor-type="paragraph" svg:x="3.306cm" svg:y="0.326cm" svg:width="11.82cm" svg:height="5.212cm" draw:z-index="4"><draw:image xlink:href="Pictures/2000000700003FB10000172D384CE4EC.svm" xlink:type="simple" xlink:show="embed" xlink:actuate="onLoad"/></draw:frame></text:p>
      <text:p text:style-name="P10"/>
      <text:p text:style-name="P10"><text:soft-page-break/></text:p>
      <text:p text:style-name="P10"/>
      <text:list xml:id="list43731475" text:continue-numbering="true" text:style-name="L2">
        <text:list-item>
          <text:p text:style-name="P31">Add Safety Factor (graph and value) both current and historical</text:p>
        </text:list-item>
        <text:list-item>
          <text:p text:style-name="P31">Refresh range: 10 min – 1 h</text:p>
        </text:list-item>
        <text:list-item>
          <text:p text:style-name="P31">Add bridge photo (Google Heart) and add wind rose</text:p>
        </text:list-item>
        <text:list-item>
          <text:p text:style-name="P31">Add graph with efforts of the pillars</text:p>
        </text:list-item>
      </text:list>
      <text:p text:style-name="P10"/>
      <text:p text:style-name="P10"><draw:frame draw:style-name="fr3" draw:name="graphics6" text:anchor-type="paragraph" svg:x="2.277cm" svg:y="0.356cm" svg:width="12.982cm" svg:height="4.897cm" draw:z-index="5"><draw:image xlink:href="Pictures/2000000700003FB1000017E62521ABF9.svm" xlink:type="simple" xlink:show="embed" xlink:actuate="onLoad"/></draw:frame><text:tab/></text:p>
      <text:p text:style-name="P10"><draw:frame draw:style-name="fr3" draw:name="graphics7" text:anchor-type="paragraph" svg:x="4.928cm" svg:y="0.161cm" svg:width="7.223cm" svg:height="4.479cm" draw:z-index="6"><draw:image xlink:href="Pictures/20000007000023860000165994591398.svm" xlink:type="simple" xlink:show="embed" xlink:actuate="onLoad"/></draw:frame></text:p>
      <text:p text:style-name="P10"/>
      <text:p text:style-name="P11"><text:tab/></text:p>
      <text:p text:style-name="P12"/>
      <text:list xml:id="list43718662" text:continue-list="list8094020675159409450" text:style-name="WW8Num4">
        <text:list-item>
          <text:p text:style-name="P17">Access and visualization</text:p>
        </text:list-item>
      </text:list>
      <text:p text:style-name="P6"/>
      <text:list xml:id="list2329944834892411247" text:style-name="L3">
        <text:list-item>
          <text:p text:style-name="P38">log in and registration</text:p>
        </text:list-item>
        <text:list-item>
          <text:p text:style-name="P32">many levels of interactions and visualizations (selective display of pages):</text:p>
        </text:list-item>
        <text:list-item>
          <text:p text:style-name="P32">free visualization (external users)</text:p>
        </text:list-item>
        <text:list-item>
          <text:p text:style-name="P42">s<text:span text:style-name="T4">afety factor + risk level + some graphs (human controller)</text:span></text:p>
        </text:list-item>
        <text:list-item>
          <text:p text:style-name="P36">modification of parameters (admin and engineer in charge)</text:p>
        </text:list-item>
      </text:list>
      <text:p text:style-name="P5"/>
      <text:list xml:id="list43736166" text:continue-list="list43718662" text:style-name="WW8Num4">
        <text:list-item>
          <text:p text:style-name="P17">Parser and Parameters</text:p>
        </text:list-item>
      </text:list>
      <text:p text:style-name="Standard"><text:span text:style-name="Comment_20_Reference"><text:span text:style-name="T1"/></text:span></text:p>
      <text:list xml:id="list9009455696254843026" text:style-name="L4">
        <text:list-item>
          <text:p text:style-name="P39">Constant parameters: not editable</text:p>
        </text:list-item>
        <text:list-item>
          <text:p text:style-name="P33">Variable parameters:</text:p>
        </text:list-item>
        <text:list-item>
          <text:p text:style-name="P43">possibility to change this parameters to change structural model, safety factor, etc</text:p>
        </text:list-item>
        <text:list-item>
          <text:p text:style-name="P43">possibility to change bounds of alert, pre-alert, etc</text:p>
        </text:list-item>
        <text:list-item>
          <text:p text:style-name="P43">not easily editable:</text:p>
        </text:list-item>
        <text:list-item>
          <text:p text:style-name="P48">pop-up: “ARE YOU SURE??!!”</text:p>
        </text:list-item>
        <text:list-item>
          <text:p text:style-name="P50">access with user name and password and certain privileges (read/write)</text:p>
        </text:list-item>
      </text:list>
      <text:p text:style-name="P15"/>
      <text:p text:style-name="P12"/>
      <text:list xml:id="list43718001" text:continue-list="list43736166" text:style-name="WW8Num4">
        <text:list-item>
          <text:p text:style-name="P17">Requirements and interactions with the customer</text:p>
        </text:list-item>
      </text:list>
      <text:p text:style-name="P6"/>
      <text:list xml:id="list17459577985092457" text:style-name="L5">
        <text:list-item>
          <text:p text:style-name="P40">Requirements iterative and interactive during the development</text:p>
        </text:list-item>
        <text:list-item>
          <text:p text:style-name="P34">for the moment focus on DB and parser and to show something (DB works, etc) in some</text:p>
          <text:p text:style-name="P37">way (also on terminal) → alpha prototype</text:p>
        </text:list-item>
      </text:list>
      <text:p text:style-name="P16"/>
      <text:list xml:id="list43738558" text:continue-list="list43718001" text:style-name="WW8Num4">
        <text:list-item>
          <text:p text:style-name="P17"><text:soft-page-break/>Data</text:p>
        </text:list-item>
      </text:list>
      <text:p text:style-name="Standard"><text:span text:style-name="Comment_20_Reference"><text:span text:style-name="T1"/></text:span></text:p>
      <text:list xml:id="list8076921938130470735" text:style-name="L6">
        <text:list-item>
          <text:p text:style-name="P41">Ecosounder has some errors → to manage</text:p>
        </text:list-item>
        <text:list-item>
          <text:p text:style-name="P35">anemometer is stable</text:p>
        </text:list-item>
        <text:list-item>
          <text:p text:style-name="P35">for each hour arrives 1 packet of data (3600 single data, 1 per sec)</text:p>
        </text:list-item>
        <text:list-item>
          <text:p text:style-name="P35">each packet has to be separated in to 6 sub-packets (1 sub-packet → 10 mins data → 600</text:p>
          <text:p text:style-name="P35">single data)</text:p>
        </text:list-item>
        <text:list-item>
          <text:p text:style-name="P35">some data has to be converted (they arrives not as meters, but as ampere, volt, watt, etc...)</text:p>
        </text:list-item>
        <text:list-item>
          <text:p text:style-name="P35">void/null/error field in to DB caused by ecosounder</text:p>
        </text:list-item>
        <text:list-item>
          <text:p text:style-name="P44">e.g:</text:p>
        </text:list-item>
        <text:list-item>
          <text:p text:style-name="P49">1 packet of 10 mins → 600 single data</text:p>
        </text:list-item>
        <text:list-item>
          <text:p text:style-name="P49">of this there are:</text:p>
        </text:list-item>
        <text:list-item>
          <text:p text:style-name="P51">400 ok/good → expected value + variance</text:p>
        </text:list-item>
        <text:list-item>
          <text:p text:style-name="P51">100 more or less good → expected value + variance</text:p>
        </text:list-item>
        <text:list-item>
          <text:p text:style-name="P51">100 bad → to trash</text:p>
        </text:list-item>
        <text:list-item>
          <text:p text:style-name="P49">so if there are a lot of bad data, the aggregated data from good and more or less good data is not reliable. Thus there is a void/null/error/...</text:p>
        </text:list-item>
        <text:list-item>
          <text:p text:style-name="P49">2 possibilities:</text:p>
        </text:list-item>
        <text:list-item>
          <text:p text:style-name="P51">filling that field with some boring and not simple statistics → customer don't ask us this → possible (NOT MANDATORY) future development (if we have</text:p>
          <text:p text:style-name="P51">enough time)</text:p>
        </text:list-item>
        <text:list-item>
          <text:p text:style-name="P51">leave that field void → for that value there is no graph</text:p>
        </text:list-item>
        <text:list-item>
          <text:p text:style-name="P52">obviously, the alarm has not to be activate 'cause the safety factor could not be calculated in that point</text:p>
        </text:list-item>
        <text:list-item>
          <text:p text:style-name="P53">safety factor activates the alarm → mail, pop-up, what else</text:p>
          <text:p text:style-name="P47"/>
        </text:list-item>
      </text:list>
      <text:p text:style-name="P12"/>
      <text:list xml:id="list43718841" text:continue-list="list43738558" text:style-name="WW8Num4">
        <text:list-item>
          <text:p text:style-name="P17">Input from customer</text:p>
        </text:list-item>
      </text:list>
      <text:p text:style-name="P6"/>
      <text:list xml:id="list798979553977596839" text:style-name="L7">
        <text:list-item>
          <text:p text:style-name="P21">Matlab program (unfortunately the comments are in italian, and there are 7000 lines of code</text:p>
          <text:p text:style-name="P24">o.O )</text:p>
        </text:list-item>
        <text:list-item>
          <text:p text:style-name="P24">setup file with variables/parameters</text:p>
        </text:list-item>
        <text:list-item>
          <text:p text:style-name="P24">data (still uploading on github...sorry for late, but 4 gb of data are not simple to upload ;-) )</text:p>
        </text:list-item>
        <text:list-item>
          <text:p text:style-name="P24">anemometer conversion:</text:p>
        </text:list-item>
        <text:list-item>
          <text:p text:style-name="P45">wind speed: mean value + maximum value</text:p>
        </text:list-item>
        <text:list-item>
          <text:p text:style-name="P45">wind direction: mean value + maximum value</text:p>
        </text:list-item>
        <text:list-item>
          <text:p text:style-name="P45">no variance</text:p>
        </text:list-item>
        <text:list-item>
          <text:p text:style-name="P24">hydrometer conversion + std quote → 1 value every 10 mins → mean height and variance</text:p>
        </text:list-item>
        <text:list-item>
          <text:p text:style-name="P24">sonar:</text:p>
        </text:list-item>
        <text:list-item>
          <text:p text:style-name="P45">case studies (strange values) to find</text:p>
        </text:list-item>
        <text:list-item>
          <text:p text:style-name="P45">not to convert, it is in meters</text:p>
        </text:list-item>
        <text:list-item>
          <text:p text:style-name="P45">initial quote</text:p>
        </text:list-item>
        <text:list-item>
          <text:p text:style-name="P45">every 10 mins arrives quote, numbers of used data, numbers of not good data, variance</text:p>
        </text:list-item>
        <text:list-item>
          <text:p text:style-name="P27">formal (yuppie :-) )</text:p>
        </text:list-item>
      </text:list>
      <text:list xml:id="list43717017" text:continue-list="list43718841" text:style-name="WW8Num4">
        <text:list-header>
          <text:p text:style-name="P18"/>
        </text:list-header>
        <text:list-item>
          <text:p text:style-name="P17">Desires</text:p>
        </text:list-item>
      </text:list>
      <text:p text:style-name="Standard"><text:span text:style-name="Comment_20_Reference"><text:span text:style-name="T1"/></text:span></text:p>
      <text:list xml:id="list2498999383941102297" text:style-name="L8">
        <text:list-item>
          <text:p text:style-name="P22">Film of the day, of the week and of the month based on the pictures to permit to the operator</text:p>
          <text:p text:style-name="P25">to see if there are some debris/obstacles</text:p>
        </text:list-item>
        <text:list-item>
          <text:p text:style-name="P25">link to external pages to compare/validate data (there are some sites that measure Po height</text:p>
          <text:p text:style-name="P28">and wind speed/direction)</text:p>
        </text:list-item>
      </text:list>
      <text:p text:style-name="P15"/>
      <text:p text:style-name="P12"/>
      <text:list xml:id="list43727166" text:continue-list="list43717017" text:style-name="WW8Num4">
        <text:list-item>
          <text:p text:style-name="P17">Possible future developments (not mandatory)</text:p>
        </text:list-item>
      </text:list>
      <text:p text:style-name="P6"/>
      <text:list xml:id="list8021011993353863521" text:style-name="L9">
        <text:list-item>
          <text:p text:style-name="P23">Apps for smartphones and tablets</text:p>
        </text:list-item>
        <text:list-item>
          <text:p text:style-name="P26">local and remote DB:</text:p>
        </text:list-item>
        <text:list-item>
          <text:p text:style-name="P46">local → “current” data: from today 'till X years ago</text:p>
        </text:list-item>
        <text:list-item>
          <text:p text:style-name="P46">remote → “historical” data: data older than X years ago</text:p>
        </text:list-item>
        <text:list-item>
          <text:p text:style-name="P29">NOT MANDATORY, ONLY IF WE WANT AND IF WE HAVE ENOUGH TIME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Arial-BoldMT" svg:font-family="Arial-BoldMT"/>
    <style:font-face style:name="Arial1" svg:font-family="Arial, Helvetica, sans-serif"/>
    <style:font-face style:name="OpenSymbol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Helvetica1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6_20_1" style:display-name="RTF_Num 6 1" style:family="text"/>
    <style:style style:name="RTF_5f_Num_20_7_20_1" style:display-name="RTF_Num 7 1" style:family="text">
      <style:text-properties style:font-name-asian="OpenSymbol1"/>
    </style:style>
    <style:style style:name="RTF_5f_Num_20_7_20_2" style:display-name="RTF_Num 7 2" style:family="text">
      <style:text-properties style:font-name-asian="OpenSymbol1"/>
    </style:style>
    <style:style style:name="RTF_5f_Num_20_7_20_3" style:display-name="RTF_Num 7 3" style:family="text">
      <style:text-properties style:font-name-asian="OpenSymbol1"/>
    </style:style>
    <style:style style:name="RTF_5f_Num_20_7_20_4" style:display-name="RTF_Num 7 4" style:family="text">
      <style:text-properties style:font-name-asian="OpenSymbol1"/>
    </style:style>
    <style:style style:name="RTF_5f_Num_20_7_20_5" style:display-name="RTF_Num 7 5" style:family="text">
      <style:text-properties style:font-name-asian="OpenSymbol1"/>
    </style:style>
    <style:style style:name="RTF_5f_Num_20_7_20_6" style:display-name="RTF_Num 7 6" style:family="text">
      <style:text-properties style:font-name-asian="OpenSymbol1"/>
    </style:style>
    <style:style style:name="RTF_5f_Num_20_7_20_7" style:display-name="RTF_Num 7 7" style:family="text">
      <style:text-properties style:font-name-asian="OpenSymbol1"/>
    </style:style>
    <style:style style:name="RTF_5f_Num_20_7_20_8" style:display-name="RTF_Num 7 8" style:family="text">
      <style:text-properties style:font-name-asian="OpenSymbol1"/>
    </style:style>
    <style:style style:name="RTF_5f_Num_20_7_20_9" style:display-name="RTF_Num 7 9" style:family="text">
      <style:text-properties style:font-name-asian="OpenSymbol1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10_20_1" style:display-name="RTF_Num 10 1" style:family="text">
      <style:text-properties style:font-name-asian="OpenSymbol1"/>
    </style:style>
    <style:style style:name="RTF_5f_Num_20_10_20_2" style:display-name="RTF_Num 10 2" style:family="text">
      <style:text-properties style:font-name-asian="OpenSymbol1"/>
    </style:style>
    <style:style style:name="RTF_5f_Num_20_10_20_3" style:display-name="RTF_Num 10 3" style:family="text">
      <style:text-properties style:font-name-asian="OpenSymbol1"/>
    </style:style>
    <style:style style:name="RTF_5f_Num_20_10_20_4" style:display-name="RTF_Num 10 4" style:family="text">
      <style:text-properties style:font-name-asian="OpenSymbol1"/>
    </style:style>
    <style:style style:name="RTF_5f_Num_20_10_20_5" style:display-name="RTF_Num 10 5" style:family="text">
      <style:text-properties style:font-name-asian="OpenSymbol1"/>
    </style:style>
    <style:style style:name="RTF_5f_Num_20_10_20_6" style:display-name="RTF_Num 10 6" style:family="text">
      <style:text-properties style:font-name-asian="OpenSymbol1"/>
    </style:style>
    <style:style style:name="RTF_5f_Num_20_10_20_7" style:display-name="RTF_Num 10 7" style:family="text">
      <style:text-properties style:font-name-asian="OpenSymbol1"/>
    </style:style>
    <style:style style:name="RTF_5f_Num_20_10_20_8" style:display-name="RTF_Num 10 8" style:family="text">
      <style:text-properties style:font-name-asian="OpenSymbol1"/>
    </style:style>
    <style:style style:name="RTF_5f_Num_20_10_20_9" style:display-name="RTF_Num 10 9" style:family="text">
      <style:text-properties style:font-name-asian="OpenSymbol1"/>
    </style:style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762cm"/>
      </text:list-level-style-number>
      <text:list-level-style-number text:level="2" text:style-name="RTF_5f_Num_20_3_20_2" style:num-format="">
        <style:list-level-properties text:min-label-width="1.016cm"/>
      </text:list-level-style-number>
      <text:list-level-style-number text:level="3" text:style-name="RTF_5f_Num_20_3_20_3" style:num-format="">
        <style:list-level-properties text:min-label-width="1.27cm"/>
      </text:list-level-style-number>
      <text:list-level-style-number text:level="4" text:style-name="RTF_5f_Num_20_3_20_4" style:num-format="">
        <style:list-level-properties text:min-label-width="1.524cm"/>
      </text:list-level-style-number>
      <text:list-level-style-number text:level="5" text:style-name="RTF_5f_Num_20_3_20_5" style:num-format="">
        <style:list-level-properties text:min-label-width="1.778cm"/>
      </text:list-level-style-number>
      <text:list-level-style-number text:level="6" text:style-name="RTF_5f_Num_20_3_20_6" style:num-format="">
        <style:list-level-properties text:min-label-width="2.032cm"/>
      </text:list-level-style-number>
      <text:list-level-style-number text:level="7" text:style-name="RTF_5f_Num_20_3_20_7" style:num-format="">
        <style:list-level-properties text:min-label-width="2.286cm"/>
      </text:list-level-style-number>
      <text:list-level-style-number text:level="8" text:style-name="RTF_5f_Num_20_3_20_8" style:num-format="">
        <style:list-level-properties text:min-label-width="2.54cm"/>
      </text:list-level-style-number>
      <text:list-level-style-number text:level="9" text:style-name="RTF_5f_Num_20_3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1.27cm" text:min-label-width="0.635cm"/>
      </text:list-level-style-bullet>
      <text:list-level-style-bullet text:level="2" text:style-name="RTF_5f_Num_20_7_20_2" style:num-suffix="." text:bullet-char="◦">
        <style:list-level-properties text:space-before="1.905cm" text:min-label-width="0.635cm"/>
      </text:list-level-style-bullet>
      <text:list-level-style-bullet text:level="3" text:style-name="RTF_5f_Num_20_7_20_3" style:num-suffix="." text:bullet-char="▪">
        <style:list-level-properties text:space-before="2.54cm" text:min-label-width="0.635cm"/>
      </text:list-level-style-bullet>
      <text:list-level-style-bullet text:level="4" text:style-name="RTF_5f_Num_20_7_20_4" style:num-suffix="." text:bullet-char="•">
        <style:list-level-properties text:space-before="3.175cm" text:min-label-width="0.635cm"/>
      </text:list-level-style-bullet>
      <text:list-level-style-bullet text:level="5" text:style-name="RTF_5f_Num_20_7_20_5" style:num-suffix="." text:bullet-char="◦">
        <style:list-level-properties text:space-before="3.81cm" text:min-label-width="0.635cm"/>
      </text:list-level-style-bullet>
      <text:list-level-style-bullet text:level="6" text:style-name="RTF_5f_Num_20_7_20_6" style:num-suffix="." text:bullet-char="▪">
        <style:list-level-properties text:space-before="4.445cm" text:min-label-width="0.635cm"/>
      </text:list-level-style-bullet>
      <text:list-level-style-bullet text:level="7" text:style-name="RTF_5f_Num_20_7_20_7" style:num-suffix="." text:bullet-char="•">
        <style:list-level-properties text:space-before="5.08cm" text:min-label-width="0.635cm"/>
      </text:list-level-style-bullet>
      <text:list-level-style-bullet text:level="8" text:style-name="RTF_5f_Num_20_7_20_8" style:num-suffix="." text:bullet-char="◦">
        <style:list-level-properties text:space-before="5.715cm" text:min-label-width="0.635cm"/>
      </text:list-level-style-bullet>
      <text:list-level-style-bullet text:level="9" text:style-name="RTF_5f_Num_20_7_20_9" style:num-suffix="." text:bullet-char="▪">
        <style:list-level-properties text:space-before="6.35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format="">
        <style:list-level-properties text:min-label-width="0.762cm"/>
      </text:list-level-style-number>
      <text:list-level-style-number text:level="2" text:style-name="RTF_5f_Num_20_8_20_2" style:num-format="">
        <style:list-level-properties text:min-label-width="1.016cm"/>
      </text:list-level-style-number>
      <text:list-level-style-number text:level="3" text:style-name="RTF_5f_Num_20_8_20_3" style:num-format="">
        <style:list-level-properties text:min-label-width="1.27cm"/>
      </text:list-level-style-number>
      <text:list-level-style-number text:level="4" text:style-name="RTF_5f_Num_20_8_20_4" style:num-format="">
        <style:list-level-properties text:min-label-width="1.524cm"/>
      </text:list-level-style-number>
      <text:list-level-style-number text:level="5" text:style-name="RTF_5f_Num_20_8_20_5" style:num-format="">
        <style:list-level-properties text:min-label-width="1.778cm"/>
      </text:list-level-style-number>
      <text:list-level-style-number text:level="6" text:style-name="RTF_5f_Num_20_8_20_6" style:num-format="">
        <style:list-level-properties text:min-label-width="2.032cm"/>
      </text:list-level-style-number>
      <text:list-level-style-number text:level="7" text:style-name="RTF_5f_Num_20_8_20_7" style:num-format="">
        <style:list-level-properties text:min-label-width="2.286cm"/>
      </text:list-level-style-number>
      <text:list-level-style-number text:level="8" text:style-name="RTF_5f_Num_20_8_20_8" style:num-format="">
        <style:list-level-properties text:min-label-width="2.54cm"/>
      </text:list-level-style-number>
      <text:list-level-style-number text:level="9" text:style-name="RTF_5f_Num_20_8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1.27cm" text:min-label-width="0.635cm"/>
      </text:list-level-style-bullet>
      <text:list-level-style-bullet text:level="2" text:style-name="RTF_5f_Num_20_10_20_2" style:num-suffix="." text:bullet-char="◦">
        <style:list-level-properties text:space-before="1.905cm" text:min-label-width="0.635cm"/>
      </text:list-level-style-bullet>
      <text:list-level-style-bullet text:level="3" text:style-name="RTF_5f_Num_20_10_20_3" style:num-suffix="." text:bullet-char="▪">
        <style:list-level-properties text:space-before="2.54cm" text:min-label-width="0.635cm"/>
      </text:list-level-style-bullet>
      <text:list-level-style-bullet text:level="4" text:style-name="RTF_5f_Num_20_10_20_4" style:num-suffix="." text:bullet-char="•">
        <style:list-level-properties text:space-before="3.175cm" text:min-label-width="0.635cm"/>
      </text:list-level-style-bullet>
      <text:list-level-style-bullet text:level="5" text:style-name="RTF_5f_Num_20_10_20_5" style:num-suffix="." text:bullet-char="◦">
        <style:list-level-properties text:space-before="3.81cm" text:min-label-width="0.635cm"/>
      </text:list-level-style-bullet>
      <text:list-level-style-bullet text:level="6" text:style-name="RTF_5f_Num_20_10_20_6" style:num-suffix="." text:bullet-char="▪">
        <style:list-level-properties text:space-before="4.445cm" text:min-label-width="0.635cm"/>
      </text:list-level-style-bullet>
      <text:list-level-style-bullet text:level="7" text:style-name="RTF_5f_Num_20_10_20_7" style:num-suffix="." text:bullet-char="•">
        <style:list-level-properties text:space-before="5.08cm" text:min-label-width="0.635cm"/>
      </text:list-level-style-bullet>
      <text:list-level-style-bullet text:level="8" text:style-name="RTF_5f_Num_20_10_20_8" style:num-suffix="." text:bullet-char="◦">
        <style:list-level-properties text:space-before="5.715cm" text:min-label-width="0.635cm"/>
      </text:list-level-style-bullet>
      <text:list-level-style-bullet text:level="9" text:style-name="RTF_5f_Num_20_10_20_9" style:num-suffix="." text:bullet-char="▪">
        <style:list-level-properties text:space-before="6.35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min-label-width="0.762cm"/>
      </text:list-level-style-number>
      <text:list-level-style-number text:level="2" text:style-name="RTF_5f_Num_20_11_20_2" style:num-format="">
        <style:list-level-properties text:min-label-width="1.016cm"/>
      </text:list-level-style-number>
      <text:list-level-style-number text:level="3" text:style-name="RTF_5f_Num_20_11_20_3" style:num-format="">
        <style:list-level-properties text:min-label-width="1.27cm"/>
      </text:list-level-style-number>
      <text:list-level-style-number text:level="4" text:style-name="RTF_5f_Num_20_11_20_4" style:num-format="">
        <style:list-level-properties text:min-label-width="1.524cm"/>
      </text:list-level-style-number>
      <text:list-level-style-number text:level="5" text:style-name="RTF_5f_Num_20_11_20_5" style:num-format="">
        <style:list-level-properties text:min-label-width="1.778cm"/>
      </text:list-level-style-number>
      <text:list-level-style-number text:level="6" text:style-name="RTF_5f_Num_20_11_20_6" style:num-format="">
        <style:list-level-properties text:min-label-width="2.032cm"/>
      </text:list-level-style-number>
      <text:list-level-style-number text:level="7" text:style-name="RTF_5f_Num_20_11_20_7" style:num-format="">
        <style:list-level-properties text:min-label-width="2.286cm"/>
      </text:list-level-style-number>
      <text:list-level-style-number text:level="8" text:style-name="RTF_5f_Num_20_11_20_8" style:num-format="">
        <style:list-level-properties text:min-label-width="2.54cm"/>
      </text:list-level-style-number>
      <text:list-level-style-number text:level="9" text:style-name="RTF_5f_Num_20_11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min-label-width="0.762cm"/>
      </text:list-level-style-number>
      <text:list-level-style-number text:level="2" text:style-name="RTF_5f_Num_20_13_20_2" style:num-format="">
        <style:list-level-properties text:min-label-width="1.016cm"/>
      </text:list-level-style-number>
      <text:list-level-style-number text:level="3" text:style-name="RTF_5f_Num_20_13_20_3" style:num-format="">
        <style:list-level-properties text:min-label-width="1.27cm"/>
      </text:list-level-style-number>
      <text:list-level-style-number text:level="4" text:style-name="RTF_5f_Num_20_13_20_4" style:num-format="">
        <style:list-level-properties text:min-label-width="1.524cm"/>
      </text:list-level-style-number>
      <text:list-level-style-number text:level="5" text:style-name="RTF_5f_Num_20_13_20_5" style:num-format="">
        <style:list-level-properties text:min-label-width="1.778cm"/>
      </text:list-level-style-number>
      <text:list-level-style-number text:level="6" text:style-name="RTF_5f_Num_20_13_20_6" style:num-format="">
        <style:list-level-properties text:min-label-width="2.032cm"/>
      </text:list-level-style-number>
      <text:list-level-style-number text:level="7" text:style-name="RTF_5f_Num_20_13_20_7" style:num-format="">
        <style:list-level-properties text:min-label-width="2.286cm"/>
      </text:list-level-style-number>
      <text:list-level-style-number text:level="8" text:style-name="RTF_5f_Num_20_13_20_8" style:num-format="">
        <style:list-level-properties text:min-label-width="2.54cm"/>
      </text:list-level-style-number>
      <text:list-level-style-number text:level="9" text:style-name="RTF_5f_Num_20_13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gor Čavrak</meta:initial-creator>
    <meta:creation-date>2004-10-09T11:04:00</meta:creation-date>
    <dc:creator>Marko Brčić</dc:creator>
    <dc:date>2013-10-30T23:57:50.97</dc:date>
    <meta:print-date>1998-10-09T11:53:00</meta:print-date>
    <meta:editing-cycles>30</meta:editing-cycles>
    <meta:editing-duration>P1DT7H47M50S</meta:editing-duration>
    <meta:generator>OpenOffice/4.0.1$Win32 OpenOffice.org_project/401m5$Build-9714</meta:generator>
    <meta:document-statistic meta:table-count="2" meta:image-count="7" meta:object-count="0" meta:page-count="3" meta:paragraph-count="95" meta:word-count="682" meta:character-count="3622"/>
  </office:meta>
</office:document-meta>
</file>